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BRIAN HANNIGAN — RESUME LIBRARY MASTER v1.0</text:h>
      <text:p>Generated: 2026-02-20</text:p>
      <text:p>Structured Source Document — Optimized but Defensible</text:p>
      <text:p/>
      <text:h text:outline-level="2">1. CORE IDENTITY</text:h>
      <text:p>Name: Brian Hannigan</text:p>
      <text:p>Location: Succasunna, NJ (07876)</text:p>
      <text:p>Email: jobshannigan@gmail.com</text:p>
      <text:p>Phone: (862) 243-1177</text:p>
      <text:p>Affiliations: InfraGard Member (FBI Liaison)</text:p>
      <text:p/>
      <text:h text:outline-level="2">2. PROFESSIONAL SUMMARY VARIANTS</text:h>
      <text:p>Gov/Secure Systems:</text:p>
      <text:p>Senior Software Engineer with 14+ years supporting mission-critical U.S. Government systems, specializing in secure configuration, DISA STIG implementation, vulnerability remediation, and structured deployment in compliance-driven environments.</text:p>
      <text:p/>
      <text:p>Vulnerability Management / SecOps:</text:p>
      <text:p>Cyber Security Support Analyst with hands-on Tenable vulnerability management, PowerShell-based remediation automation, Defender for Endpoint detection rule development, and Microsoft Sentinel dashboarding.</text:p>
      <text:p/>
      <text:p>Software / DevSecOps:</text:p>
      <text:p>Senior Software Engineer with 25+ years building scalable C#/.NET systems, VR/AR simulation platforms, containerized deployments, and automation tooling in secure enterprise environments.</text:p>
      <text:p/>
      <text:h text:outline-level="2">3. LOG(N) PACIFIC — Cyber Security Support Analyst (2025–Present)</text:h>
      <text:p>Vulnerability Management:</text:p>
      <text:p>- Conducted vulnerability scans and remediation reporting; contributed to 100% reduction in critical, 90% in high, 76% in medium vulnerabilities.</text:p>
      <text:p>- Performed Tenable-based risk prioritization across Windows and Linux environments.</text:p>
      <text:p>- Executed DISA STIG compliance audits and secure configuration validation.</text:p>
      <text:p>- Automated remediation processes using PowerShell.</text:p>
      <text:p>Security Operations:</text:p>
      <text:p>- Performed EDR threat hunting (brute force, exfiltration, ransomware IoCs).</text:p>
      <text:p>- Developed custom detection rules in Microsoft Defender for Endpoint.</text:p>
      <text:p>- Built Microsoft Sentinel dashboards for logon monitoring and threat intelligence.</text:p>
      <text:p>- Reduced brute force incidents by 100% via NSG/firewall exposure controls.</text:p>
      <text:p/>
      <text:h text:outline-level="2">4. UTRS, INC — Senior Software Engineer / Secure Systems Engineer (2011–2025)</text:h>
      <text:p>- Designed and maintained mission-critical DoD simulation systems.</text:p>
      <text:p>- Implemented DISA STIG hardening across Windows-based environments.</text:p>
      <text:p>- Conducted vulnerability remediation using Nessus findings.</text:p>
      <text:p>- Developed automation scripts (PowerShell/Bash) for compliance validation.</text:p>
      <text:p>- Built Instructor Operator Station (IOS) for classroom control and monitoring.</text:p>
      <text:p>- Led full SDLC lifecycle for Unity/Unreal simulation systems.</text:p>
      <text:p>- Delivered VR/AR training platforms (Paladin, M777, LAVTAGTS, M119).</text:p>
      <text:p>- Maintained near-100% uptime across domestic and international deployments.</text:p>
      <text:p/>
      <text:h text:outline-level="2">5. TRAINING &amp; EDUCATION EXPERIENCE</text:h>
      <text:p>- Lead Technical Instructor for Army simulation platforms.</text:p>
      <text:p>- Delivered ILT/VILT technical instruction.</text:p>
      <text:p>- Developed curriculum, lesson plans, and technical documentation.</text:p>
      <text:p>- Taught technology and multimedia courses in NJ public schools.</text:p>
      <text:p/>
      <text:h text:outline-level="2">6. CONSULTING &amp; EARLY CAREER (1995–2010)</text:h>
      <text:p>- Independent Consultant: Reduced claims processing time by 77% via automation.</text:p>
      <text:p>- G2X, Inc: Led migration to Lotus Notes/Domino; mentored 6 developers.</text:p>
      <text:p>- Application Partners: Designed ERP prototype (Pulseware); AS/400 systems.</text:p>
      <text:p>- Pantheon Global: SharePoint/MOSS 2007 customization.</text:p>
      <text:p>- Murray Media: ASP.NET web apps; IIS administration.</text:p>
      <text:p/>
      <text:h text:outline-level="2">7. TECHNICAL STACK MASTER LIST</text:h>
      <text:p>Languages: C#, .NET, Python, PowerShell, Bash, SQL, JavaScript, VBA, COBOL</text:p>
      <text:p>Security: Tenable, Nessus, DISA STIG, MDE, Sentinel, KQL, OWASP ZAP, Sysmon, Sigma, Zeek, Wazuh, Velociraptor</text:p>
      <text:p>Infrastructure: Windows Server, Linux, Azure, Docker, IIS, VMware</text:p>
      <text:p>Simulation/VR: Unity 3D, Unreal Engine</text:p>
      <text:p/>
      <text:h text:outline-level="2">8. METRICS REPOSITORY</text:h>
      <text:p>- 100% reduction in critical vulnerabilities (Log(N) Pacific)</text:p>
      <text:p>- 90% reduction in high vulnerabilities</text:p>
      <text:p>- 76% reduction in medium vulnerabilities</text:p>
      <text:p>- 100% brute force elimination via network controls</text:p>
      <text:p>- 77% processing time reduction (Independent Consulting)</text:p>
      <text:p/>
      <text:h text:outline-level="2">9. CERTIFICATIONS &amp; CREDENTIALS</text:h>
      <text:p>- CompTIA Security+</text:p>
      <text:p>- Unreal Educator Accelerator</text:p>
      <text:p>- Red Team Summit</text:p>
      <text:p>- SOC Core Skills Training</text:p>
      <text:p>- Active Defense &amp; Cyber Deception</text:p>
      <text:p>- Hacking Humans: Social Engineering &amp; Elicitation</text:p>
      <text:p>- InfraGard Member</text:p>
      <text:p/>
      <text:h text:outline-level="2">10. SELECTED PROJECTS</text:h>
      <text:p>- Instructor Operator Station (IOS) classroom control platform.</text:p>
      <text:p>- Offline OCR + Translation System (Python, Docker, Argos, MarianNMT).</text:p>
      <text:p>- AI-assisted security tooling for STIG/Nessus parsing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